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7c9b" officeooo:paragraph-rsid="00017c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erw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1T15:36:35.303253412</meta:creation-date>
    <dc:date>2020-06-11T15:36:47.567247437</dc:date>
    <meta:editing-duration>PT12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6.4.3.2$Linux_X86_64 LibreOffice_project/40$Build-2</meta:generator>
  </office:meta>
</office:document-meta>
</file>